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38cm"/>
    </style:style>
    <style:style style:name="co2" style:family="table-column">
      <style:table-column-properties fo:break-before="auto" style:column-width="2.362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1.221cm"/>
    </style:style>
    <style:style style:name="co7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1.13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Hoja2">
      <style:table-properties table:display="true" style:writing-mode="lr-tb"/>
    </style:style>
    <style:style style:name="ta2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="0.035cm solid #000000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0.018cm solid #000000" style:diagonal-bl-tr="none" style:diagonal-tl-br="none" fo:background-color="transparent" fo:border-left="0.018cm solid #000000" fo:border-right="0.088cm solid #000000" fo:border-top="0.018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16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35cm solid #000000" fo:border-left="0.035cm solid #000000" fo:border-right="0.088cm solid #000000" fo:border-top="0.035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18cm solid #000000" fo:border-left="0.018cm solid #000000" fo:border-right="0.088cm solid #000000" fo:border-top="0.018cm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0.035cm solid #000000"/>
      <style:text-properties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Hoja2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5" table:default-cell-style-name="ce5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number-columns-repeated="234" table:default-cell-style-name="Default"/>
        <table:table-column table:style-name="co2" table:number-columns-repeated="772" table:default-cell-style-name="Default"/>
        <table:table-row table:style-name="ro1">
          <table:table-cell table:style-name="ce1" office:value-type="string">
            <text:p>Curs 2010-11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1" office:value-type="string">
            <text:p>20355 - Aplicacions Estadístiques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1" office:value-type="string">
            <text:p>Grup2, 2S</text:p>
          </table:table-cell>
          <table:table-cell table:style-name="ce2" table:number-columns-repeated="6"/>
          <table:table-cell table:number-columns-repeated="1017"/>
        </table:table-row>
        <table:table-row table:style-name="ro3">
          <table:table-cell table:style-name="ce2"/>
          <table:table-cell table:style-name="ce6" office:value-type="string" table:number-columns-spanned="6" table:number-rows-spanned="1">
            <text:p>Examen 13/09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13" office:value-type="string" table:number-columns-spanned="5" table:number-rows-spanned="1">
            <text:p>Controls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13" office:value-type="string" table:number-columns-spanned="3" table:number-rows-spanned="1">
            <text:p>Pràctiques Ordinador</text:p>
          </table:table-cell>
          <table:covered-table-cell table:style-name="ce14"/>
          <table:covered-table-cell table:style-name="ce14"/>
          <table:table-cell table:style-name="ce20" office:value-type="string" table:number-columns-spanned="3" table:number-rows-spanned="1">
            <text:p>Entrega Problemes</text:p>
          </table:table-cell>
          <table:covered-table-cell table:style-name="ce20"/>
          <table:covered-table-cell/>
          <table:table-cell/>
          <table:table-cell table:style-name="ce21" office:value-type="string" table:number-columns-spanned="3" table:number-rows-spanned="1">
            <text:p>Nota itineraris</text:p>
          </table:table-cell>
          <table:covered-table-cell table:style-name="ce8"/>
          <table:covered-table-cell table:style-name="ce8"/>
          <table:table-cell/>
          <table:table-cell table:style-name="ce23" office:value-type="string" table:number-columns-spanned="1" table:number-rows-spanned="2">
            <text:p>Nota Acta</text:p>
          </table:table-cell>
          <table:table-cell table:number-columns-repeated="1000"/>
        </table:table-row>
        <table:table-row table:style-name="ro3">
          <table:table-cell table:style-name="ce3" office:value-type="string">
            <text:p>Nom</text:p>
          </table:table-cell>
          <table:table-cell table:style-name="ce7" office:value-type="string">
            <text:p>Prob 1</text:p>
          </table:table-cell>
          <table:table-cell table:style-name="ce7" office:value-type="string">
            <text:p>Prob 2</text:p>
          </table:table-cell>
          <table:table-cell table:style-name="ce7" office:value-type="string">
            <text:p>Prob 3</text:p>
          </table:table-cell>
          <table:table-cell table:style-name="ce7" office:value-type="string">
            <text:p>Prob 4</text:p>
          </table:table-cell>
          <table:table-cell table:style-name="ce7" office:value-type="string">
            <text:p>Prob 5</text:p>
          </table:table-cell>
          <table:table-cell table:style-name="ce11" office:value-type="string">
            <text:p>Nota Examen</text:p>
          </table:table-cell>
          <table:table-cell table:style-name="ce14" office:value-type="string">
            <text:p>C1</text:p>
          </table:table-cell>
          <table:table-cell table:style-name="ce14" office:value-type="string">
            <text:p>C2</text:p>
          </table:table-cell>
          <table:table-cell table:style-name="ce14" office:value-type="string">
            <text:p>C3</text:p>
          </table:table-cell>
          <table:table-cell table:style-name="ce14" office:value-type="string">
            <text:p>C4</text:p>
          </table:table-cell>
          <table:table-cell table:style-name="ce16" office:value-type="string">
            <text:p>Nota Controls</text:p>
          </table:table-cell>
          <table:table-cell table:style-name="ce14" office:value-type="string">
            <text:p>P1</text:p>
          </table:table-cell>
          <table:table-cell table:style-name="ce14" office:value-type="string">
            <text:p>P2</text:p>
          </table:table-cell>
          <table:table-cell table:style-name="ce18" office:value-type="string">
            <text:p>Nota Practiques</text:p>
          </table:table-cell>
          <table:table-cell table:style-name="ce21" office:value-type="string">
            <text:p>E1</text:p>
          </table:table-cell>
          <table:table-cell table:style-name="ce21" office:value-type="string">
            <text:p>E2</text:p>
          </table:table-cell>
          <table:table-cell table:style-name="ce22" office:value-type="string">
            <text:p>Nota Entrega</text:p>
          </table:table-cell>
          <table:table-cell/>
          <table:table-cell table:style-name="ce21" office:value-type="string">
            <text:p>A</text:p>
          </table:table-cell>
          <table:table-cell table:style-name="ce21" office:value-type="string">
            <text:p>B</text:p>
          </table:table-cell>
          <table:table-cell table:style-name="ce21" office:value-type="string">
            <text:p>C</text:p>
          </table:table-cell>
          <table:table-cell/>
          <table:covered-table-cell/>
          <table:table-cell table:number-columns-repeated="1000"/>
        </table:table-row>
        <table:table-row table:style-name="ro3">
          <table:table-cell table:style-name="ce4" office:value-type="string">
            <text:p>Coll Villalonga, Bartomeu</text:p>
          </table:table-cell>
          <table:table-cell table:style-name="ce8" office:value-type="float" office:value="1.25">
            <text:p>1,25</text:p>
          </table:table-cell>
          <table:table-cell table:style-name="ce8" office:value-type="float" office:value="1">
            <text:p>1</text:p>
          </table:table-cell>
          <table:table-cell table:style-name="ce10" table:number-columns-repeated="3"/>
          <table:table-cell table:style-name="ce12" table:formula="of:=SUM([.B6:.F6])" office:value-type="float" office:value="2.25">
            <text:p>2,25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17" table:formula="of:=IF(OR([.H6]&lt;&gt;&quot;&quot;;[.I6]&lt;&gt;&quot;&quot;;[.J6]&lt;&gt;&quot;&quot;;[.K6]&lt;&gt;&quot;&quot;);SUM([.H6:.K6])/4;&quot;&quot;)">
            <text:p/>
          </table:table-cell>
          <table:table-cell table:style-name="ce8"/>
          <table:table-cell table:style-name="ce8"/>
          <table:table-cell table:style-name="ce19" table:formula="of:=IF(OR([.M6]&lt;&gt;&quot;&quot;;[.N6]&lt;&gt;&quot;&quot;);SUM([.M6:.N6])/2;&quot;&quot;)">
            <text:p/>
          </table:table-cell>
          <table:table-cell table:style-name="ce8"/>
          <table:table-cell table:style-name="ce8"/>
          <table:table-cell table:style-name="ce17" table:formula="of:=IF(OR([.P6]&lt;&gt;&quot;&quot;;[.Q6]&gt;&quot;&quot;);SUM([.P6:.Q6])/2;&quot;&quot;)">
            <text:p/>
          </table:table-cell>
          <table:table-cell/>
          <table:table-cell table:style-name="ce8" table:formula="of:=IF([.G6]&lt;&gt;&quot;&quot;;0.7*[.G6]+0.2*[.R6]+0.1*[.O6];&quot;&quot;)" office:value-type="float" office:value="1.575">
            <text:p>1,58</text:p>
          </table:table-cell>
          <table:table-cell table:style-name="ce8" table:formula="of:=IF([.G6]&lt;&gt;&quot;&quot;;0.3*[.L6]+0.6*[.G6]+0.1*[.O6];&quot;&quot;)" office:value-type="float" office:value="1.35">
            <text:p>1,35</text:p>
          </table:table-cell>
          <table:table-cell table:style-name="ce8" table:formula="of:=IF([.G6]&lt;&gt;&quot;&quot;;0.3*[.L6]+0.4*[.G6]+0.2*[.R6]+0.1*[.O6];&quot;&quot;)" office:value-type="float" office:value="0.9">
            <text:p>0,9</text:p>
          </table:table-cell>
          <table:table-cell/>
          <table:table-cell table:style-name="ce24" table:formula="of:=IF([.T6]&lt;&gt;&quot;&quot;;MAX([.T6:.V6]);&quot;&quot;)" office:value-type="float" office:value="1.575">
            <text:p>1,58</text:p>
          </table:table-cell>
          <table:table-cell table:number-columns-repeated="1000"/>
        </table:table-row>
        <table:table-row table:style-name="ro3">
          <table:table-cell table:style-name="ce4" office:value-type="string">
            <text:p>Comas Fernández, Antoni</text:p>
          </table:table-cell>
          <table:table-cell table:style-name="ce8" office:value-type="float" office:value="1.25">
            <text:p>1,25</text:p>
          </table:table-cell>
          <table:table-cell table:style-name="ce8" office:value-type="float" office:value="1">
            <text:p>1</text:p>
          </table:table-cell>
          <table:table-cell table:style-name="ce10" table:number-columns-repeated="3"/>
          <table:table-cell table:style-name="ce12" table:formula="of:=SUM([.B7:.F7])" office:value-type="float" office:value="2.25">
            <text:p>2,25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17" table:formula="of:=IF(OR([.H7]&lt;&gt;&quot;&quot;;[.I7]&lt;&gt;&quot;&quot;;[.J7]&lt;&gt;&quot;&quot;;[.K7]&lt;&gt;&quot;&quot;);SUM([.H7:.K7])/4;&quot;&quot;)">
            <text:p/>
          </table:table-cell>
          <table:table-cell table:style-name="ce8"/>
          <table:table-cell table:style-name="ce8"/>
          <table:table-cell table:style-name="ce19" table:formula="of:=IF(OR([.M7]&lt;&gt;&quot;&quot;;[.N7]&lt;&gt;&quot;&quot;);SUM([.M7:.N7])/2;&quot;&quot;)">
            <text:p/>
          </table:table-cell>
          <table:table-cell table:style-name="ce8"/>
          <table:table-cell table:style-name="ce8"/>
          <table:table-cell table:style-name="ce17" table:formula="of:=IF(OR([.P7]&lt;&gt;&quot;&quot;;[.Q7]&gt;&quot;&quot;);SUM([.P7:.Q7])/2;&quot;&quot;)">
            <text:p/>
          </table:table-cell>
          <table:table-cell/>
          <table:table-cell table:style-name="ce8" table:formula="of:=IF([.G7]&lt;&gt;&quot;&quot;;0.7*[.G7]+0.2*[.R7]+0.1*[.O7];&quot;&quot;)" office:value-type="float" office:value="1.575">
            <text:p>1,58</text:p>
          </table:table-cell>
          <table:table-cell table:style-name="ce8" table:formula="of:=IF([.G7]&lt;&gt;&quot;&quot;;0.3*[.L7]+0.6*[.G7]+0.1*[.O7];&quot;&quot;)" office:value-type="float" office:value="1.35">
            <text:p>1,35</text:p>
          </table:table-cell>
          <table:table-cell table:style-name="ce8" table:formula="of:=IF([.G7]&lt;&gt;&quot;&quot;;0.3*[.L7]+0.4*[.G7]+0.2*[.R7]+0.1*[.O7];&quot;&quot;)" office:value-type="float" office:value="0.9">
            <text:p>0,9</text:p>
          </table:table-cell>
          <table:table-cell/>
          <table:table-cell table:style-name="ce24" table:formula="of:=IF([.T7]&lt;&gt;&quot;&quot;;MAX([.T7:.V7]);&quot;&quot;)" office:value-type="float" office:value="1.575">
            <text:p>1,58</text:p>
          </table:table-cell>
          <table:table-cell table:number-columns-repeated="1000"/>
        </table:table-row>
        <table:table-row table:style-name="ro3">
          <table:table-cell table:style-name="ce4" office:value-type="string">
            <text:p>Debellis Torlaschi, Maurizio</text:p>
          </table:table-cell>
          <table:table-cell table:style-name="ce8" office:value-type="float" office:value="1.25">
            <text:p>1,25</text:p>
          </table:table-cell>
          <table:table-cell table:style-name="ce8" office:value-type="float" office:value="0.75">
            <text:p>0,75</text:p>
          </table:table-cell>
          <table:table-cell table:style-name="ce10" table:number-columns-repeated="3"/>
          <table:table-cell table:style-name="ce12" table:formula="of:=SUM([.B8:.F8])" office:value-type="float" office:value="2">
            <text:p>2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17" table:formula="of:=IF(OR([.H8]&lt;&gt;&quot;&quot;;[.I8]&lt;&gt;&quot;&quot;;[.J8]&lt;&gt;&quot;&quot;;[.K8]&lt;&gt;&quot;&quot;);SUM([.H8:.K8])/4;&quot;&quot;)">
            <text:p/>
          </table:table-cell>
          <table:table-cell table:style-name="ce8"/>
          <table:table-cell table:style-name="ce8"/>
          <table:table-cell table:style-name="ce19" table:formula="of:=IF(OR([.M8]&lt;&gt;&quot;&quot;;[.N8]&lt;&gt;&quot;&quot;);SUM([.M8:.N8])/2;&quot;&quot;)">
            <text:p/>
          </table:table-cell>
          <table:table-cell table:style-name="ce8"/>
          <table:table-cell table:style-name="ce8"/>
          <table:table-cell table:style-name="ce17" table:formula="of:=IF(OR([.P8]&lt;&gt;&quot;&quot;;[.Q8]&gt;&quot;&quot;);SUM([.P8:.Q8])/2;&quot;&quot;)">
            <text:p/>
          </table:table-cell>
          <table:table-cell/>
          <table:table-cell table:style-name="ce8" table:formula="of:=IF([.G8]&lt;&gt;&quot;&quot;;0.7*[.G8]+0.2*[.R8]+0.1*[.O8];&quot;&quot;)" office:value-type="float" office:value="1.4">
            <text:p>1,4</text:p>
          </table:table-cell>
          <table:table-cell table:style-name="ce8" table:formula="of:=IF([.G8]&lt;&gt;&quot;&quot;;0.3*[.L8]+0.6*[.G8]+0.1*[.O8];&quot;&quot;)" office:value-type="float" office:value="1.2">
            <text:p>1,2</text:p>
          </table:table-cell>
          <table:table-cell table:style-name="ce8" table:formula="of:=IF([.G8]&lt;&gt;&quot;&quot;;0.3*[.L8]+0.4*[.G8]+0.2*[.R8]+0.1*[.O8];&quot;&quot;)" office:value-type="float" office:value="0.8">
            <text:p>0,8</text:p>
          </table:table-cell>
          <table:table-cell/>
          <table:table-cell table:style-name="ce24" table:formula="of:=IF([.T8]&lt;&gt;&quot;&quot;;MAX([.T8:.V8]);&quot;&quot;)" office:value-type="float" office:value="1.4">
            <text:p>1,4</text:p>
          </table:table-cell>
          <table:table-cell table:number-columns-repeated="1000"/>
        </table:table-row>
        <table:table-row table:style-name="ro3">
          <table:table-cell table:style-name="ce4" office:value-type="string">
            <text:p>Homar Florit, Carles</text:p>
          </table:table-cell>
          <table:table-cell table:style-name="ce8" office:value-type="float" office:value="1.25">
            <text:p>1,25</text:p>
          </table:table-cell>
          <table:table-cell table:style-name="ce8" office:value-type="float" office:value="0.25">
            <text:p>0,25</text:p>
          </table:table-cell>
          <table:table-cell table:style-name="ce10" table:number-columns-repeated="3"/>
          <table:table-cell table:style-name="ce12" table:formula="of:=SUM([.B9:.F9])" office:value-type="float" office:value="1.5">
            <text:p>1,5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17" table:formula="of:=IF(OR([.H9]&lt;&gt;&quot;&quot;;[.I9]&lt;&gt;&quot;&quot;;[.J9]&lt;&gt;&quot;&quot;;[.K9]&lt;&gt;&quot;&quot;);SUM([.H9:.K9])/4;&quot;&quot;)">
            <text:p/>
          </table:table-cell>
          <table:table-cell table:style-name="ce8"/>
          <table:table-cell table:style-name="ce8"/>
          <table:table-cell table:style-name="ce19" table:formula="of:=IF(OR([.M9]&lt;&gt;&quot;&quot;;[.N9]&lt;&gt;&quot;&quot;);SUM([.M9:.N9])/2;&quot;&quot;)">
            <text:p/>
          </table:table-cell>
          <table:table-cell table:style-name="ce8"/>
          <table:table-cell table:style-name="ce8"/>
          <table:table-cell table:style-name="ce17" table:formula="of:=IF(OR([.P9]&lt;&gt;&quot;&quot;;[.Q9]&gt;&quot;&quot;);SUM([.P9:.Q9])/2;&quot;&quot;)">
            <text:p/>
          </table:table-cell>
          <table:table-cell/>
          <table:table-cell table:style-name="ce8" table:formula="of:=IF([.G9]&lt;&gt;&quot;&quot;;0.7*[.G9]+0.2*[.R9]+0.1*[.O9];&quot;&quot;)" office:value-type="float" office:value="1.05">
            <text:p>1,05</text:p>
          </table:table-cell>
          <table:table-cell table:style-name="ce8" table:formula="of:=IF([.G9]&lt;&gt;&quot;&quot;;0.3*[.L9]+0.6*[.G9]+0.1*[.O9];&quot;&quot;)" office:value-type="float" office:value="0.9">
            <text:p>0,9</text:p>
          </table:table-cell>
          <table:table-cell table:style-name="ce8" table:formula="of:=IF([.G9]&lt;&gt;&quot;&quot;;0.3*[.L9]+0.4*[.G9]+0.2*[.R9]+0.1*[.O9];&quot;&quot;)" office:value-type="float" office:value="0.6">
            <text:p>0,6</text:p>
          </table:table-cell>
          <table:table-cell/>
          <table:table-cell table:style-name="ce24" table:formula="of:=IF([.T9]&lt;&gt;&quot;&quot;;MAX([.T9:.V9]);&quot;&quot;)" office:value-type="float" office:value="1.05">
            <text:p>1,05</text:p>
          </table:table-cell>
          <table:table-cell table:number-columns-repeated="1000"/>
        </table:table-row>
        <table:table-row table:style-name="ro3">
          <table:table-cell table:style-name="ce4" office:value-type="string">
            <text:p>Juárez Ortega, Emilio</text:p>
          </table:table-cell>
          <table:table-cell table:style-name="ce8" office:value-type="float" office:value="1.25">
            <text:p>1,25</text:p>
          </table:table-cell>
          <table:table-cell table:style-name="ce8" office:value-type="float" office:value="0.75">
            <text:p>0,75</text:p>
          </table:table-cell>
          <table:table-cell table:style-name="ce10" table:number-columns-repeated="3"/>
          <table:table-cell table:style-name="ce12" table:formula="of:=SUM([.B10:.F10])" office:value-type="float" office:value="2">
            <text:p>2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17" table:formula="of:=IF(OR([.H10]&lt;&gt;&quot;&quot;;[.I10]&lt;&gt;&quot;&quot;;[.J10]&lt;&gt;&quot;&quot;;[.K10]&lt;&gt;&quot;&quot;);SUM([.H10:.K10])/4;&quot;&quot;)">
            <text:p/>
          </table:table-cell>
          <table:table-cell table:style-name="ce8"/>
          <table:table-cell table:style-name="ce8"/>
          <table:table-cell table:style-name="ce19" table:formula="of:=IF(OR([.M10]&lt;&gt;&quot;&quot;;[.N10]&lt;&gt;&quot;&quot;);SUM([.M10:.N10])/2;&quot;&quot;)">
            <text:p/>
          </table:table-cell>
          <table:table-cell table:style-name="ce8"/>
          <table:table-cell table:style-name="ce8"/>
          <table:table-cell table:style-name="ce17" table:formula="of:=IF(OR([.P10]&lt;&gt;&quot;&quot;;[.Q10]&gt;&quot;&quot;);SUM([.P10:.Q10])/2;&quot;&quot;)">
            <text:p/>
          </table:table-cell>
          <table:table-cell/>
          <table:table-cell table:style-name="ce8" table:formula="of:=IF([.G10]&lt;&gt;&quot;&quot;;0.7*[.G10]+0.2*[.R10]+0.1*[.O10];&quot;&quot;)" office:value-type="float" office:value="1.4">
            <text:p>1,4</text:p>
          </table:table-cell>
          <table:table-cell table:style-name="ce8" table:formula="of:=IF([.G10]&lt;&gt;&quot;&quot;;0.3*[.L10]+0.6*[.G10]+0.1*[.O10];&quot;&quot;)" office:value-type="float" office:value="1.2">
            <text:p>1,2</text:p>
          </table:table-cell>
          <table:table-cell table:style-name="ce8" table:formula="of:=IF([.G10]&lt;&gt;&quot;&quot;;0.3*[.L10]+0.4*[.G10]+0.2*[.R10]+0.1*[.O10];&quot;&quot;)" office:value-type="float" office:value="0.8">
            <text:p>0,8</text:p>
          </table:table-cell>
          <table:table-cell/>
          <table:table-cell table:style-name="ce24" table:formula="of:=IF([.T10]&lt;&gt;&quot;&quot;;MAX([.T10:.V10]);&quot;&quot;)" office:value-type="float" office:value="1.4">
            <text:p>1,4</text:p>
          </table:table-cell>
          <table:table-cell table:number-columns-repeated="1000"/>
        </table:table-row>
        <table:table-row table:style-name="ro3">
          <table:table-cell table:style-name="ce4" office:value-type="string">
            <text:p>Roig Ferriol, Magdalena</text:p>
          </table:table-cell>
          <table:table-cell table:style-name="ce8" office:value-type="float" office:value="1.25">
            <text:p>1,25</text:p>
          </table:table-cell>
          <table:table-cell table:style-name="ce8" office:value-type="float" office:value="1">
            <text:p>1</text:p>
          </table:table-cell>
          <table:table-cell table:style-name="ce10" table:number-columns-repeated="3"/>
          <table:table-cell table:style-name="ce12" table:formula="of:=SUM([.B11:.F11])" office:value-type="float" office:value="2.25">
            <text:p>2,25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17" table:formula="of:=IF(OR([.H11]&lt;&gt;&quot;&quot;;[.I11]&lt;&gt;&quot;&quot;;[.J11]&lt;&gt;&quot;&quot;;[.K11]&lt;&gt;&quot;&quot;);SUM([.H11:.K11])/4;&quot;&quot;)">
            <text:p/>
          </table:table-cell>
          <table:table-cell table:style-name="ce8"/>
          <table:table-cell table:style-name="ce8"/>
          <table:table-cell table:style-name="ce19" table:formula="of:=IF(OR([.M11]&lt;&gt;&quot;&quot;;[.N11]&lt;&gt;&quot;&quot;);SUM([.M11:.N11])/2;&quot;&quot;)">
            <text:p/>
          </table:table-cell>
          <table:table-cell table:style-name="ce8"/>
          <table:table-cell table:style-name="ce8"/>
          <table:table-cell table:style-name="ce17" table:formula="of:=IF(OR([.P11]&lt;&gt;&quot;&quot;;[.Q11]&gt;&quot;&quot;);SUM([.P11:.Q11])/2;&quot;&quot;)">
            <text:p/>
          </table:table-cell>
          <table:table-cell/>
          <table:table-cell table:style-name="ce8" table:formula="of:=IF([.G11]&lt;&gt;&quot;&quot;;0.7*[.G11]+0.2*[.R11]+0.1*[.O11];&quot;&quot;)" office:value-type="float" office:value="1.575">
            <text:p>1,58</text:p>
          </table:table-cell>
          <table:table-cell table:style-name="ce8" table:formula="of:=IF([.G11]&lt;&gt;&quot;&quot;;0.3*[.L11]+0.6*[.G11]+0.1*[.O11];&quot;&quot;)" office:value-type="float" office:value="1.35">
            <text:p>1,35</text:p>
          </table:table-cell>
          <table:table-cell table:style-name="ce8" table:formula="of:=IF([.G11]&lt;&gt;&quot;&quot;;0.3*[.L11]+0.4*[.G11]+0.2*[.R11]+0.1*[.O11];&quot;&quot;)" office:value-type="float" office:value="0.9">
            <text:p>0,9</text:p>
          </table:table-cell>
          <table:table-cell/>
          <table:table-cell table:style-name="ce24" table:formula="of:=IF([.T11]&lt;&gt;&quot;&quot;;MAX([.T11:.V11]);&quot;&quot;)" office:value-type="float" office:value="1.575">
            <text:p>1,58</text:p>
          </table:table-cell>
          <table:table-cell table:number-columns-repeated="1000"/>
        </table:table-row>
        <table:table-row table:style-name="ro3">
          <table:table-cell table:style-name="ce4" office:value-type="string">
            <text:p>Segura Calvet, Fernando</text:p>
          </table:table-cell>
          <table:table-cell table:style-name="ce8" office:value-type="float" office:value="1.25">
            <text:p>1,25</text:p>
          </table:table-cell>
          <table:table-cell table:style-name="ce8" office:value-type="float" office:value="0.75">
            <text:p>0,75</text:p>
          </table:table-cell>
          <table:table-cell table:style-name="ce10" table:number-columns-repeated="3"/>
          <table:table-cell table:style-name="ce12" table:formula="of:=SUM([.B12:.F12])" office:value-type="float" office:value="2">
            <text:p>2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17" table:formula="of:=IF(OR([.H12]&lt;&gt;&quot;&quot;;[.I12]&lt;&gt;&quot;&quot;;[.J12]&lt;&gt;&quot;&quot;;[.K12]&lt;&gt;&quot;&quot;);SUM([.H12:.K12])/4;&quot;&quot;)">
            <text:p/>
          </table:table-cell>
          <table:table-cell table:style-name="ce8"/>
          <table:table-cell table:style-name="ce8"/>
          <table:table-cell table:style-name="ce19" table:formula="of:=IF(OR([.M12]&lt;&gt;&quot;&quot;;[.N12]&lt;&gt;&quot;&quot;);SUM([.M12:.N12])/2;&quot;&quot;)">
            <text:p/>
          </table:table-cell>
          <table:table-cell table:style-name="ce8"/>
          <table:table-cell table:style-name="ce8"/>
          <table:table-cell table:style-name="ce17" table:formula="of:=IF(OR([.P12]&lt;&gt;&quot;&quot;;[.Q12]&gt;&quot;&quot;);SUM([.P12:.Q12])/2;&quot;&quot;)">
            <text:p/>
          </table:table-cell>
          <table:table-cell/>
          <table:table-cell table:style-name="ce8" table:formula="of:=IF([.G12]&lt;&gt;&quot;&quot;;0.7*[.G12]+0.2*[.R12]+0.1*[.O12];&quot;&quot;)" office:value-type="float" office:value="1.4">
            <text:p>1,4</text:p>
          </table:table-cell>
          <table:table-cell table:style-name="ce8" table:formula="of:=IF([.G12]&lt;&gt;&quot;&quot;;0.3*[.L12]+0.6*[.G12]+0.1*[.O12];&quot;&quot;)" office:value-type="float" office:value="1.2">
            <text:p>1,2</text:p>
          </table:table-cell>
          <table:table-cell table:style-name="ce8" table:formula="of:=IF([.G12]&lt;&gt;&quot;&quot;;0.3*[.L12]+0.4*[.G12]+0.2*[.R12]+0.1*[.O12];&quot;&quot;)" office:value-type="float" office:value="0.8">
            <text:p>0,8</text:p>
          </table:table-cell>
          <table:table-cell/>
          <table:table-cell table:style-name="ce24" table:formula="of:=IF([.T12]&lt;&gt;&quot;&quot;;MAX([.T12:.V12]);&quot;&quot;)" office:value-type="float" office:value="1.4">
            <text:p>1,4</text:p>
          </table:table-cell>
          <table:table-cell table:number-columns-repeated="1000"/>
        </table:table-row>
        <table:table-row table:style-name="ro3">
          <table:table-cell table:style-name="ce4" office:value-type="string">
            <text:p>Terrasa Parets, Guillermo</text:p>
          </table:table-cell>
          <table:table-cell table:style-name="ce8" office:value-type="float" office:value="1.25">
            <text:p>1,25</text:p>
          </table:table-cell>
          <table:table-cell table:style-name="ce8" office:value-type="float" office:value="0.25">
            <text:p>0,25</text:p>
          </table:table-cell>
          <table:table-cell table:style-name="ce10" table:number-columns-repeated="3"/>
          <table:table-cell table:style-name="ce12" table:formula="of:=SUM([.B13:.F13])" office:value-type="float" office:value="1.5">
            <text:p>1,5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17" table:formula="of:=IF(OR([.H13]&lt;&gt;&quot;&quot;;[.I13]&lt;&gt;&quot;&quot;;[.J13]&lt;&gt;&quot;&quot;;[.K13]&lt;&gt;&quot;&quot;);SUM([.H13:.K13])/4;&quot;&quot;)">
            <text:p/>
          </table:table-cell>
          <table:table-cell table:style-name="ce8"/>
          <table:table-cell table:style-name="ce8"/>
          <table:table-cell table:style-name="ce19" table:formula="of:=IF(OR([.M13]&lt;&gt;&quot;&quot;;[.N13]&lt;&gt;&quot;&quot;);SUM([.M13:.N13])/2;&quot;&quot;)">
            <text:p/>
          </table:table-cell>
          <table:table-cell table:style-name="ce8"/>
          <table:table-cell table:style-name="ce8"/>
          <table:table-cell table:style-name="ce17" table:formula="of:=IF(OR([.P13]&lt;&gt;&quot;&quot;;[.Q13]&gt;&quot;&quot;);SUM([.P13:.Q13])/2;&quot;&quot;)">
            <text:p/>
          </table:table-cell>
          <table:table-cell/>
          <table:table-cell table:style-name="ce8" table:formula="of:=IF([.G13]&lt;&gt;&quot;&quot;;0.7*[.G13]+0.2*[.R13]+0.1*[.O13];&quot;&quot;)" office:value-type="float" office:value="1.05">
            <text:p>1,05</text:p>
          </table:table-cell>
          <table:table-cell table:style-name="ce8" table:formula="of:=IF([.G13]&lt;&gt;&quot;&quot;;0.3*[.L13]+0.6*[.G13]+0.1*[.O13];&quot;&quot;)" office:value-type="float" office:value="0.9">
            <text:p>0,9</text:p>
          </table:table-cell>
          <table:table-cell table:style-name="ce8" table:formula="of:=IF([.G13]&lt;&gt;&quot;&quot;;0.3*[.L13]+0.4*[.G13]+0.2*[.R13]+0.1*[.O13];&quot;&quot;)" office:value-type="float" office:value="0.6">
            <text:p>0,6</text:p>
          </table:table-cell>
          <table:table-cell/>
          <table:table-cell table:style-name="ce24" table:formula="of:=IF([.T13]&lt;&gt;&quot;&quot;;MAX([.T13:.V13]);&quot;&quot;)" office:value-type="float" office:value="1.05">
            <text:p>1,05</text:p>
          </table:table-cell>
          <table:table-cell table:number-columns-repeated="1000"/>
        </table:table-row>
        <table:table-row table:style-name="ro4" table:number-rows-repeated="655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2" table:print="false">
        <table:table-column table:style-name="co9" table:number-columns-repeated="257" table:default-cell-style-name="Default"/>
        <table:table-column table:style-name="co2" table:number-columns-repeated="767" table:default-cell-style-name="Default"/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-pages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16/09/2011</text:date>, <text:time>11:34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23T16:22:03</meta:creation-date>
    <dc:date>2011-09-16T11:34:10.53</dc:date>
    <meta:editing-cycles>44</meta:editing-cycles>
    <meta:editing-duration>PT578H59M24S</meta:editing-duration>
    <meta:generator>OpenOffice.org/3.1$Win32 OpenOffice.org_project/310m11$Build-9399</meta:generator>
    <dc:creator>José Luis Lisani</dc:creator>
    <meta:document-statistic meta:table-count="2" meta:cell-count="182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